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fo:background-color="#e36c09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67.98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number-columns-repeated="14" table:default-cell-style-name="Default"/>
        <table:table-column table:style-name="co2" table:default-cell-style-name="Default"/>
        <table:table-column table:style-name="co1" table:number-columns-repeated="100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asdf</text:p>
          </table:table-cell>
          <table:table-cell table:number-columns-repeated="1020"/>
        </table:table-row>
        <table:table-row table:style-name="ro1">
          <table:table-cell table:number-columns-repeated="8"/>
          <table:table-cell office:value-type="string" calcext:value-type="string">
            <text:p>fkdsjfaklsdjfaskjfaslkjfksdjfkasdjfkasdjfaklsjdfklasjfkasjfkasjfkasjfkasjfkasjfksafasdfaa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ssss</text:p>
          </table:table-cell>
          <table:table-cell/>
          <table:table-cell office:value-type="string" calcext:value-type="string">
            <office:annotation draw:style-name="gr2" draw:text-style-name="P2" svg:width="82.18pt" svg:height="173.65pt" svg:x="336.98pt" svg:y="8.67pt" draw:caption-point-x="-17.29pt" draw:caption-point-y="42.8pt">
              <dc:date>2016-05-15T00:00:00</dc:date>
              <text:p text:style-name="P1"><text:span text:style-name="T1">Dasdfadsfasdfa ss</text:span></text:p>
              <text:p text:style-name="P1"><text:span text:style-name="T1">A</text:span></text:p>
              <text:p text:style-name="P1"><text:span text:style-name="T1"/></text:p>
              <text:p text:style-name="P1"><text:span text:style-name="T1">Asf</text:span></text:p>
              <text:p text:style-name="P1"><text:span text:style-name="T1">Asdf</text:span></text:p>
              <text:p text:style-name="P1"><text:span text:style-name="T1">Sdf</text:span></text:p>
              <text:p text:style-name="P1"><text:span text:style-name="T1">Sd</text:span></text:p>
              <text:p text:style-name="P1"><text:span text:style-name="T1">Fsd</text:span></text:p>
              <text:p text:style-name="P1"><text:span text:style-name="T1">Fs</text:span></text:p>
              <text:p text:style-name="P1"><text:span text:style-name="T1">Fs</text:span></text:p>
              <text:p text:style-name="P1"><text:span text:style-name="T1">Dfsfsaf as fasf asf as</text:span></text:p>
              <text:p text:style-name="P1"><text:span text:style-name="T1"><text:s/></text:span></text:p>
              <text:p text:style-name="P1"><text:span text:style-name="T1">Af asf</text:span></text:p>
            </office:annotation>
            <text:p>abc</text:p>
          </table:table-cell>
          <table:table-cell table:number-columns-repeated="1019"/>
        </table:table-row>
        <table:table-row table:style-name="ro1">
          <table:table-cell table:number-columns-repeated="4"/>
          <table:table-cell>
            <office:annotation office:display="true" draw:style-name="gr4" draw:text-style-name="P2" svg:width="82.18pt" svg:height="28.09pt" svg:x="336.98pt" svg:y="21.46pt" draw:caption-point-x="-17.29pt" draw:caption-point-y="42.8pt">
              <dc:date>2016-05-16T00:00:00</dc:date>
              <text:p text:style-name="P4"><text:span text:style-name="T1">Asdfdfasd fasdf asd</text:span></text:p>
            </office:annotation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sdfaasd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sdfasdfas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rwertdsgsd</text:p>
          </table:table-cell>
          <table:table-cell/>
          <table:table-cell office:value-type="string" calcext:value-type="string">
            <office:annotation office:display="true" draw:style-name="gr4" draw:text-style-name="P2" svg:width="82.18pt" svg:height="28.09pt" svg:x="336.98pt" svg:y="59.87pt" draw:caption-point-x="-17.29pt" draw:caption-point-y="42.8pt">
              <dc:date>2016-05-16T00:00:00</dc:date>
              <text:p text:style-name="P4"><text:span text:style-name="T1">Dssas</text:span></text:p>
              <text:p text:style-name="P4"><text:span text:style-name="T1"/></text:p>
            </office:annotation>
            <text:p>nfghj</text:p>
          </table:table-cell>
          <table:table-cell table:number-columns-repeated="1019"/>
        </table:table-row>
        <table:table-row table:style-name="ro1">
          <table:table-cell table:number-columns-repeated="7"/>
          <table:table-cell office:value-type="string" calcext:value-type="string">
            <text:p>asdfsadfsdfasdfasfasdfasfasdfsfsffffffffssar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asdfaasdf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sadfasdfasdf</text:p>
          </table:table-cell>
          <table:table-cell/>
          <table:table-cell>
            <office:annotation draw:style-name="gr4" draw:text-style-name="P2" svg:width="82.18pt" svg:height="28.09pt" svg:x="336.98pt" svg:y="98.28pt" draw:caption-point-x="-17.29pt" draw:caption-point-y="42.8pt">
              <dc:date>2016-05-12T00:00:00</dc:date>
              <text:p text:style-name="P1"><text:span text:style-name="T1">Dasdfadfasdf</text:span></text:p>
              <text:p text:style-name="P1"><text:span text:style-name="T1"/></text:p>
            </office:annotation>
          </table:table-cell>
          <table:table-cell table:number-columns-repeated="3"/>
          <table:table-cell office:value-type="string" calcext:value-type="string">
            <text:p>ssssssssssssssssddddddddddddddddffffffffffffffffffaaaaaaa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office:annotation office:display="true" draw:style-name="gr3" draw:text-style-name="P2" svg:width="82.18pt" svg:height="16.89pt" svg:x="144.99pt" svg:y="123.87pt" draw:caption-point-x="-17.29pt" draw:caption-point-y="42.8pt">
              <dc:date>2016-05-23T00:00:00</dc:date>
              <text:p text:style-name="P4"><text:span text:style-name="T1">ddd</text:span></text:p>
            </office:annotation>
          </table:table-cell>
          <table:table-cell table:number-columns-repeated="1022"/>
        </table:table-row>
        <table:table-row table:style-name="ro1">
          <table:table-cell table:number-columns-repeated="3"/>
          <table:table-cell>
            <office:annotation office:display="true" draw:style-name="gr3" draw:text-style-name="P2" svg:width="82.18pt" svg:height="16.89pt" svg:x="273pt" svg:y="136.66pt" draw:caption-point-x="-17.29pt" draw:caption-point-y="42.8pt">
              <dc:date>2016-05-24T00:00:00</dc:date>
              <text:p text:style-name="P4"><text:span text:style-name="T1">dsfdsf</text:span></text:p>
            </office:annotation>
          </table:table-cell>
          <table:table-cell table:number-columns-repeated="4"/>
          <table:table-cell office:value-type="string" calcext:value-type="string">
            <text:p>ssssssssss</text:p>
          </table:table-cell>
          <table:table-cell table:number-columns-repeated="1015"/>
        </table:table-row>
        <table:table-row table:style-name="ro1">
          <table:table-cell/>
          <table:table-cell>
            <office:annotation office:display="true" draw:style-name="gr3" draw:text-style-name="P2" svg:width="82.18pt" svg:height="16.89pt" svg:x="144.99pt" svg:y="149.47pt" draw:caption-point-x="-17.29pt" draw:caption-point-y="42.8pt">
              <dc:date>2016-05-24T00:00:00</dc:date>
              <text:p text:style-name="P4"><text:span text:style-name="T1">sl</text:span></text:p>
            </office:annotation>
          </table:table-cell>
          <table:table-cell table:number-columns-repeated="2"/>
          <table:table-cell>
            <office:annotation office:display="true" draw:style-name="gr4" draw:text-style-name="P2" svg:width="82.18pt" svg:height="28.09pt" svg:x="336.98pt" svg:y="149.47pt" draw:caption-point-x="-17.29pt" draw:caption-point-y="42.8pt">
              <dc:date>2016-05-25T00:00:00</dc:date>
              <text:p text:style-name="P4"><text:span text:style-name="T1">dfasdfasfasfsdfadf</text:span></text:p>
            </office:annotation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 calcext:value-type="string">
            <text:p>asfasdfasdfsdfasdfasdfasdfasdd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dfgdsgdfgdfgdddddddddwerwerwerwereee</text:p>
          </table:table-cell>
          <table:table-cell table:number-columns-repeated="4"/>
          <table:table-cell office:value-type="string" calcext:value-type="string">
            <text:p>ffffssssssssssssssswerrrrrrrrrrrrrrrwerwerwerttt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effasdfasf</text:p>
          </table:table-cell>
          <table:table-cell/>
          <table:table-cell office:value-type="string" calcext:value-type="string">
            <text:p>sdfafasdfsssssssssssssssssssssaaaaaaaawwwwwwwwwwwwwwwwwwwwwwwwwwwww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dfasdfafasfdafsdfdddddddddddddddddddddddssaawwsss</text:p>
          </table:table-cell>
          <table:table-cell/>
          <table:table-cell office:value-type="string" calcext:value-type="string">
            <text:p>sadfasfadfsdssdddddddddsdfwewerwerwewwrwtrtw</text:p>
          </table:table-cell>
          <table:table-cell table:number-columns-repeated="1021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 table:number-columns-repeated="14"/>
          <table:table-cell>
            <office:annotation draw:style-name="gr3" draw:text-style-name="P2" svg:width="82.18pt" svg:height="16.89pt" svg:x="964.2pt" svg:y="571.86pt" draw:caption-point-x="-17.29pt" draw:caption-point-y="42.8pt">
              <dc:date>2016-05-23T00:00:00</dc:date>
              <text:p text:style-name="P1"><text:span text:style-name="T1">sdsadfasdfa</text:span></text:p>
            </office:annotation>
          </table:table-cell>
          <table:table-cell table:number-columns-repeated="1009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104">
          <table:table-cell table:number-columns-repeated="1024"/>
        </table:table-row>
        <table:table-row table:style-name="ro1">
          <table:table-cell table:style-name="ce2" table:number-columns-repeated="1024"/>
        </table:table-row>
        <table:table-row table:style-name="ro1" table:number-rows-repeated="469">
          <table:table-cell table:number-columns-repeated="1024"/>
        </table:table-row>
        <table:table-row table:style-name="ro1">
          <table:table-cell office:value-type="string" calcext:value-type="string">
            <text:p>asdfasdfafasfdafsdfdddddddddddddddddddddddssaawwsss</text:p>
          </table:table-cell>
          <table:table-cell table:number-columns-repeated="1023"/>
        </table:table-row>
      </table:table>
      <table:table table:name="Tabelle2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sdf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asd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fad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dfa</text:p>
          </table:table-cell>
          <table:table-cell office:value-type="string" calcext:value-type="string">
            <text:p>asd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df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s</text:p>
          </table:table-cell>
        </table:table-row>
        <table:table-row table:style-name="ro1">
          <table:table-cell/>
          <table:table-cell office:value-type="string" calcext:value-type="string">
            <text:p>s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sssssafasdfdasfdasf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sssssafasdfdasfdasf</text:p>
          </table:table-cell>
          <table:table-cell/>
        </table:table-row>
        <table:table-row table:style-name="ro1">
          <table:table-cell/>
          <table:table-cell>
            <office:annotation draw:style-name="gr3" draw:text-style-name="P2" svg:width="82.18pt" svg:height="16.89pt" svg:x="144.99pt" svg:y="98.28pt" draw:caption-point-x="-17.29pt" draw:caption-point-y="42.8pt">
              <dc:date>2016-05-23T00:00:00</dc:date>
              <text:p text:style-name="P1"><text:span text:style-name="T1">dd</text:span></text:p>
            </office:annotation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s</text:p>
          </table:table-cell>
        </table:table-row>
      </table:table>
      <table:table table:name="Tabelle3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ads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ad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fa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sa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dfdasdfasd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sdfasd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sdfasdf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sdfasdf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fasdfsadfsadfas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s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/00/0000</text:date>, <text:time style:data-style-name="N2" text:time-value="17:00:33.00826697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Müller</meta:initial-creator>
    <meta:creation-date>2013-08-18T20:09:51</meta:creation-date>
    <meta:generator>Collabora_OfficeDev/5.3.10.8$Linux_X86_64 LibreOffice_project/fee240db94d110d5c34d05c3b6c1792fece7a716</meta:generator>
    <dc:date>2017-05-01T17:01:30.128849873</dc:date>
    <meta:editing-duration>PT8H22M1S</meta:editing-duration>
    <meta:editing-cycles>59</meta:editing-cycles>
    <meta:document-statistic meta:table-count="3" meta:cell-count="48" meta:object-count="0"/>
  </office:meta>
</office:document-meta>
</file>